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den, kdy srdce bývají nejblíže, toužím ti připomenout, jak úzce jsou naše osudy spjaty nejen datumem narození, ale i tajemnou sílou zvířecího znamení, které sdílíme. Naše vnitřní štíři nám připomínají, že jsme součástí něčeho podstatnějšího, máme v sobě odvahu i sílu stát čelem k výzvám, které přicházejí. Jako dvě štíří duše pohybující se ve víru času jsme si navzájem ujištěním, že skutečná odvaha neleží ve starobylých legendách, ale v každodenním potvrzování pravdy a spravedlnosti, hodnot, které v našich srdcích rezonují s nejvyšší čistotou.</text:p>
      <text:p text:style-name="Normal">Věřím, že pod ochranným křídlem Michaela, svého a i mého strážného anděla, budeš na cestách života nejen hledačem pravdy, ale i majákem naděje pro ty, kteří se nacházejí ve tmě. Ať nás spojení našich štířích sil vede k rozkvětu všech krás, které nám život přichystá. S nejhlubšími pocity obdivu a přátelství ti přeji, abys našel sílu stát v čele, kdykoliv to bude třeba, a byl tak vždy zářným příkladem toho, co znamená být opravdovým štírem. </text:p>
      <text:p text:style-name="Normal">S láskou a úctou na Den svatého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